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Property.isRunning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operty.Null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operty.get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operty.getBoolea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opert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operty.setObjectValue( 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llProperty.get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operty.getString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llProperty.Null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operty.isTemporary( TestElement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operty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operty.mergeIn( JMeterProperty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operty.get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operty.recoverRunningVersion( TestElement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operty.get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